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question">
      <style:graphic-properties fo:min-height="1.648cm" fo:min-width="2.948cm"/>
    </style:style>
    <style:style style:name="gr2" style:family="graphic" style:parent-style-name="standard">
      <style:graphic-properties draw:fill-color="#d0e4a6" draw:textarea-horizontal-align="justify" draw:textarea-vertical-align="middle" draw:auto-grow-height="false" fo:min-height="3.246cm" fo:min-width="3.066cm" fo:padding-top="0.15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decision">
      <style:graphic-properties draw:auto-grow-width="true" fo:min-height="0.973cm" fo:min-width="2.368cm"/>
    </style:style>
    <style:style style:name="gr5" style:family="graphic" style:parent-style-name="question">
      <style:graphic-properties fo:padding-top="0.6cm"/>
    </style:style>
    <style:style style:name="gr6" style:family="graphic" style:parent-style-name="standard">
      <style:graphic-properties draw:fill-color="#d0e4a6" draw:textarea-horizontal-align="justify" draw:textarea-vertical-align="middle" draw:auto-grow-height="false" fo:min-height="3.265cm" fo:min-width="6.064cm" fo:padding-top="0.15cm"/>
    </style:style>
    <style:style style:name="gr7" style:family="graphic" style:parent-style-name="decision">
      <style:graphic-properties draw:textarea-horizontal-align="left" fo:min-height="0.793cm" fo:min-width="0.881cm"/>
    </style:style>
    <style:style style:name="gr8" style:family="graphic" style:parent-style-name="standard">
      <style:graphic-properties draw:fill-color="#f8981d" draw:textarea-horizontal-align="justify" draw:textarea-vertical-align="middle" draw:auto-grow-height="false" fo:min-height="1.505cm" fo:min-width="1.754cm" fo:padding-top="0.15cm"/>
    </style:style>
    <style:style style:name="gr9" style:family="graphic" style:parent-style-name="decision">
      <style:graphic-properties fo:min-height="0.793cm" fo:min-width="1.355cm"/>
    </style:style>
    <style:style style:name="gr10" style:family="graphic" style:parent-style-name="standard">
      <style:graphic-properties draw:fill-color="#d0e4a6" draw:textarea-horizontal-align="justify" draw:textarea-vertical-align="top" draw:auto-grow-height="false" fo:min-height="3.265cm" fo:min-width="6.014cm" fo:padding-top="0.15cm"/>
    </style:style>
    <style:style style:name="gr11" style:family="graphic" style:parent-style-name="decision">
      <style:graphic-properties draw:auto-grow-width="false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-color="#d0e4a6"/>
      <style:paragraph-properties fo:text-align="center"/>
      <style:text-properties style:font-name="Arial Black1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  <style:text-properties style:font-name="Arial Black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size="17pt" style:font-size-asian="17pt" style:font-size-complex="17pt"/>
    </style:style>
    <style:style style:name="P8" style:family="paragraph">
      <style:paragraph-properties fo:margin-top="0.2cm" fo:margin-bottom="0.2cm" fo:text-align="center"/>
    </style:style>
    <style:style style:name="P9" style:family="paragraph">
      <loext:graphic-properties draw:fill-color="#d0e4a6"/>
      <style:paragraph-properties fo:text-align="center"/>
      <style:text-properties style:font-name="Arial Black1" fo:font-size="16pt" style:font-size-asian="16pt" style:font-size-complex="16pt"/>
    </style:style>
    <style:style style:name="P10" style:family="paragraph">
      <loext:graphic-properties draw:fill-color="#f8981d"/>
      <style:paragraph-properties fo:text-align="center"/>
      <style:text-properties style:font-name="Arial Black1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.1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.2cm" fo:margin-bottom="0.2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3.9cm" svg:x="0cm" svg:y="2.1cm">
          <text:p>Type of clou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4cm" svg:height="3.929cm" svg:x="1.5cm" svg:y="8.021cm">
          <text:p text:style-name="P2"><text:span text:style-name="T1">Zero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3.5cm" svg:y1="6cm" svg:x2="3.5cm" svg:y2="8.021cm" draw:start-shape="id1" draw:end-shape="id2" svg:d="M3500 6000v2021" svg:viewBox="0 0 1 2022">
          <text:p/>
        </draw:connector>
        <draw:connector draw:style-name="gr3" draw:text-style-name="P5" draw:layer="layout" draw:type="line" svg:x1="7cm" svg:y1="4.05cm" svg:x2="8.3cm" svg:y2="4.021cm" draw:start-shape="id1" draw:end-shape="id3" draw:end-glue-point="3" svg:d="M7000 4050l1300-29" svg:viewBox="0 0 1301 30">
          <text:p/>
        </draw:connector>
        <draw:frame draw:style-name="gr4" draw:layer="layout" svg:width="2.568cm" svg:height="1.173cm" svg:x="6.332cm" svg:y="2.814cm">
          <draw:text-box>
            <text:p>private</text:p>
          </draw:text-box>
        </draw:frame>
        <draw:custom-shape draw:style-name="gr5" draw:text-style-name="P7" xml:id="id3" draw:id="id3" draw:layer="layout" svg:width="7.001cm" svg:height="3.999cm" svg:x="8.3cm" svg:y="2.022cm">
          <text:p text:style-name="P6"><text:span text:style-name="T2">Need</text:span></text:p>
          <text:p text:style-name="P6"><text:span text:style-name="T2">commercial support /</text:span></text:p>
          <text:p text:style-name="P6"><text:span text:style-name="T2"><text:s/></text:span><text:span text:style-name="T2">production-</text:span></text:p>
          <text:p text:style-name="P6"><text:span text:style-name="T2">read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9" xml:id="id4" draw:id="id4" draw:layer="layout" svg:width="7cm" svg:height="3.95cm" svg:x="8.3cm" svg:y="8cm">
          <text:p text:style-name="P1"><text:span text:style-name="T3">RHEL OSP</text:span></text:p>
          <text:p text:style-name="P8"><text:span text:style-name="T4">or</text:span></text:p>
          <text:p text:style-name="P1"><text:span text:style-name="T3">SUSE</text:span></text:p>
          <text:p text:style-name="P1"><text:span text:style-name="T3">OpenStack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8cm" svg:y1="6.021cm" svg:x2="11.8cm" svg:y2="8cm" draw:start-shape="id3" draw:end-shape="id4" svg:d="M11800 6021v1979" svg:viewBox="0 0 1 1980">
          <text:p/>
        </draw:connector>
        <draw:custom-shape draw:style-name="question" xml:id="id5" draw:id="id5" draw:layer="layout" svg:width="7.001cm" svg:height="3.999cm" svg:x="16.499cm" svg:y="2cm">
          <text:p><text:span text:style-name="T5">OK to</text:span></text:p>
          <text:p><text:span text:style-name="T5">do it yourself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15.301cm" svg:y1="4.021cm" svg:x2="16.499cm" svg:y2="3.999cm" draw:start-shape="id3" draw:end-shape="id5" draw:end-glue-point="3" svg:d="M15301 4021l1198-22" svg:viewBox="0 0 1199 23">
          <text:p/>
        </draw:connector>
        <draw:frame draw:style-name="gr7" draw:layer="layout" svg:width="1.081cm" svg:height="0.993cm" svg:x="15.219cm" svg:y="2.904cm">
          <draw:text-box>
            <text:p>no</text:p>
          </draw:text-box>
        </draw:frame>
        <draw:connector draw:style-name="gr3" draw:text-style-name="P5" draw:layer="layout" draw:type="line" svg:x1="23.5cm" svg:y1="4cm" svg:x2="24.75cm" svg:y2="4cm" draw:start-shape="id5" draw:start-glue-point="7" draw:end-shape="id6" draw:end-glue-point="3" svg:d="M23500 4000h1250" svg:viewBox="0 0 1251 1">
          <text:p/>
        </draw:connector>
        <draw:custom-shape draw:style-name="gr8" draw:text-style-name="P10" xml:id="id6" draw:id="id6" draw:layer="layout" svg:width="2.5cm" svg:height="2cm" svg:x="24.75cm" svg:y="3cm">
          <text:p text:style-name="P1"><text:span text:style-name="T6">wa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9.999cm" svg:y1="5.999cm" svg:x2="19.975cm" svg:y2="8cm" draw:start-shape="id5" draw:start-glue-point="2" draw:end-shape="id7" svg:d="M19999 5999l-24 2001" svg:viewBox="0 0 25 2002">
          <text:p/>
        </draw:connector>
        <draw:frame draw:style-name="gr9" draw:layer="layout" svg:width="1.555cm" svg:height="0.993cm" svg:x="23.145cm" svg:y="2.904cm">
          <draw:text-box>
            <text:p>no</text:p>
          </draw:text-box>
        </draw:frame>
        <draw:custom-shape draw:style-name="gr10" draw:text-style-name="P9" xml:id="id7" draw:id="id7" draw:layer="layout" svg:width="6.95cm" svg:height="3.95cm" svg:x="16.5cm" svg:y="8cm">
          <text:p text:style-name="P11"><text:span text:style-name="T7"/></text:p>
          <text:p text:style-name="P12"><text:span text:style-name="T8">Evaluate:</text:span></text:p>
          <text:p text:style-name="P13"><text:span text:style-name="T3">OCF RAs</text:span><text:span text:style-name="T9"> <text:s text:c="3"/></text:span><text:span text:style-name="T3">mistral</text:span></text:p>
          <text:p text:style-name="P14"><text:span text:style-name="T10">Masakari <text:s text:c="2"/></text:span><text:span text:style-name="T4"><text:s/></text:span><text:span text:style-name="T3">Sen</text:span><text:span text:style-name="T3">l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1.9cm" svg:height="0.912cm" svg:x="9.9cm" svg:y="6.438cm">
          <draw:text-box>
            <text:p>yes</text:p>
          </draw:text-box>
        </draw:frame>
        <draw:frame draw:style-name="gr11" draw:layer="layout" svg:width="2.6cm" svg:height="0.912cm" svg:x="0.9cm" svg:y="6.438cm">
          <draw:text-box>
            <text:p>hosted</text:p>
          </draw:text-box>
        </draw:frame>
        <draw:frame draw:style-name="gr11" draw:layer="layout" svg:width="1.8cm" svg:height="0.912cm" svg:x="18.1cm" svg:y="6.43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3cm" svg:stroke-color="#3465a4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49cm" fo:min-width="2.949cm" fo:padding-top="0.5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cision" style:family="graphic" style:parent-style-name="standard">
      <style:graphic-properties draw:stroke="none" draw:stroke-dash="Dashed_20__28_var_29__20_4" svg:stroke-color="#000000" draw:fill="none" draw:fill-color="#ffffff" draw:textarea-horizontal-align="center" draw:auto-grow-height="true" draw:auto-grow-width="true" fo:min-height="0.712cm" fo:min-width="2.368cm" fo:padding-top="0.1cm" fo:padding-bottom="0.1cm" fo:padding-left="0.1cm" fo:padding-right="0.1cm">
        <text:list-style style:name="decis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fb2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question" style:family="graphic" style:parent-style-name="standard">
      <style:graphic-properties draw:stroke-dash="Dashed_20__28_var_29__20_4" svg:stroke-width="0.053cm" draw:marker-start-width="0.279cm" draw:marker-end-width="0.279cm" draw:fill-color="#ffffff" draw:fill-gradient-name="Gradient_20_7" draw:fill-hatch-name="Hatching_20_1" draw:fill-image-name="Bitmap_20_1" draw:textarea-horizontal-align="justify" draw:textarea-vertical-align="middle" draw:auto-grow-height="false" fo:min-height="1.198cm" fo:min-width="2.948cm" fo:padding-top="0.151cm" fo:padding-bottom="0.151cm" fo:padding-left="0.276cm" fo:padding-right="0.276cm"/>
      <style:paragraph-properties fo:text-align="center"/>
      <style:text-properties style:font-name="Liberation Sans2" fo:font-family="'Liberation Sans'" style:font-style-name="Regular" style:font-family-generic="swiss" style:font-pitch="variable" fo:font-size="18pt" fo:font-weight="normal" style:font-weight-asian="bold" style:font-weight-complex="600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8T00:44:42.057644386</meta:creation-date>
    <dc:date>2016-04-24T18:22:49.454835891</dc:date>
    <meta:editing-duration>PT11H21M7S</meta:editing-duration>
    <meta:editing-cycles>9</meta:editing-cycles>
    <meta:generator>LibreOffice/5.0.4.2$Linux_X86_64 LibreOffice_project/00m0$Build-2</meta:generator>
    <meta:document-statistic meta:object-count="19"/>
  </office:meta>
</office:document-meta>
</file>